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C_5f_standard">
      <style:paragraph-properties fo:margin-left="-0.026cm" fo:margin-right="0cm" fo:text-indent="0cm" style:auto-text-indent="false"/>
    </style:style>
    <style:style style:name="P2" style:family="paragraph" style:parent-style-name="AC_5f_standard" style:list-style-name="List_20_1"/>
    <style:style style:name="P3" style:family="paragraph" style:parent-style-name="AC_5f_standard" style:list-style-name="List_20_1">
      <style:paragraph-properties>
        <style:tab-stops>
          <style:tab-stop style:position="12.25cm"/>
        </style:tab-stops>
      </style:paragraph-properties>
    </style:style>
    <style:style style:name="P4" style:family="paragraph" style:parent-style-name="AC_5f_standard">
      <style:text-properties officeooo:rsid="0015d9fe" officeooo:paragraph-rsid="0015d9fe"/>
    </style:style>
    <style:style style:name="P5" style:family="paragraph" style:parent-style-name="AC_5f_standard" style:list-style-name="List_20_1">
      <style:text-properties officeooo:rsid="0015d9fe" officeooo:paragraph-rsid="0015d9fe"/>
    </style:style>
    <style:style style:name="P6" style:family="paragraph" style:parent-style-name="AC_5f_standard" style:list-style-name="List_20_1">
      <style:paragraph-properties fo:margin-left="-0.026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6e8"/>
    </style:style>
    <style:style style:name="T3" style:family="text">
      <style:text-properties officeooo:rsid="0015d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C_5f_Titre">La gestion des images </text:p>
      <text:p text:style-name="AC_5f_standard"/>
      <text:h text:style-name="AC_5f_Titre1_5f_Num" text:outline-level="1">Différences images « bitmap » / vectorielles</text:h>
      <text:h text:style-name="AC_5f_Titre2_5f_Num" text:outline-level="2">Bitmap</text:h>
      <text:list xml:id="list569250611375473211" text:style-name="List_20_1">
        <text:list-item>
          <text:p text:style-name="P2">réseau de pixels définis indépendamment <text:span text:style-name="T2">les uns des autres</text:span></text:p>
        </text:list-item>
        <text:list-item>
          <text:p text:style-name="P2">permet de coder n'importe quoi</text:p>
        </text:list-item>
        <text:list-item>
          <text:p text:style-name="P2">poids de l'image proportionnel à sa dimension en pixels (augmente avec le carré de la définition)</text:p>
        </text:list-item>
        <text:list-item>
          <text:p text:style-name="P2">pixellisation lors du grossissement</text:p>
        </text:list-item>
        <text:list-item>
          <text:p text:style-name="P2">parfaite compatibilité entre différents logiciels, si on évite les formats propriétaires</text:p>
        </text:list-item>
      </text:list>
      <text:h text:style-name="AC_5f_Titre2_5f_Num" text:outline-level="2">Vectoriel</text:h>
      <text:list xml:id="list180627941885702" text:continue-numbering="true" text:style-name="List_20_1">
        <text:list-item>
          <text:p text:style-name="P2">fichiers de description d'objets graphiques qui sont redessinés à la volée lors de l'affichage</text:p>
        </text:list-item>
        <text:list-item>
          <text:p text:style-name="P2">ne permet pas de coder des photos, uniquement des schémas, dessins, etc...</text:p>
        </text:list-item>
        <text:list-item>
          <text:p text:style-name="P2">le poids du fichier est généralement faible, dépend de la complexité du schéma, pas de sa taille</text:p>
        </text:list-item>
        <text:list-item>
          <text:p text:style-name="P2">aucune pixellisation lors du grossissement</text:p>
        </text:list-item>
        <text:list-item>
          <text:p text:style-name="P2">des systèmes d'encodages très différents, avec compatibilité <text:span text:style-name="T2">généralement </text:span>non garantie</text:p>
        </text:list-item>
      </text:list>
      <text:h text:style-name="AC_5f_Titre2_5f_Num" text:outline-level="2">Les <text:span text:style-name="T3">G</text:span>raphiques</text:h>
      <text:p text:style-name="P4">Pour la gestion des graphiques (histogramme, courbes,...), il est nécessaire d'utiliser des logiciels générant les images automatiquement à partir de tableaux de données et générant des images vectorielles. </text:p>
      <text:p text:style-name="P4">Je ne connais que deux alternatives :</text:p>
      <text:list xml:id="list180627510225838" text:continue-numbering="true" text:style-name="List_20_1">
        <text:list-item>
          <text:p text:style-name="P5">les tableurs : LibreOffice Calc ou MS Excel : </text:p>
          <text:list>
            <text:list-item>
              <text:p text:style-name="P5">peu performants </text:p>
            </text:list-item>
            <text:list-item>
              <text:p text:style-name="P5">mais prise en main facile</text:p>
            </text:list-item>
          </text:list>
        </text:list-item>
        <text:list-item>
          <text:p text:style-name="P5">R</text:p>
          <text:list>
            <text:list-item>
              <text:p text:style-name="P5">très performant (on peut tout faire)</text:p>
            </text:list-item>
            <text:list-item>
              <text:p text:style-name="P5">associé à des fonctions de traitement statistiques et d'analyse de données très performantes</text:p>
            </text:list-item>
            <text:list-item>
              <text:p text:style-name="P5">mais est en fait un langage de programmation interprété. </text:p>
            </text:list-item>
          </text:list>
        </text:list-item>
      </text:list>
      <text:h text:style-name="AC_5f_Titre1_5f_Num" text:outline-level="1">Conséquences</text:h>
      <text:h text:style-name="AC_5f_Titre2_5f_Num" text:outline-level="2">Images Bitmap</text:h>
      <text:p text:style-name="AC_5f_standard">Le poids des fichiers est rapidement très important =&gt; il faut choisir :</text:p>
      <text:list xml:id="list180627400209331" text:continue-numbering="true" text:style-name="List_20_1">
        <text:list-item>
          <text:p text:style-name="P2">le bon format d'image : avec / sans compression, avec / sans perte d'information</text:p>
        </text:list-item>
        <text:list-item>
          <text:p text:style-name="P2">la bonne définition pour chaque image : compromis entre poids de l'image et pixellisation.</text:p>
        </text:list-item>
      </text:list>
      <text:h text:style-name="AC_5f_Titre3_5f_Num" text:outline-level="3">Choix du format de fichier</text:h>
      <text:h text:style-name="AC_5f_Titre4_5f_Num" text:outline-level="4">Bitmap non compressé ou compression sans perte</text:h>
      <text:list xml:id="list180628231947659" text:continue-numbering="true" text:style-name="List_20_1">
        <text:list-item>
          <text:p text:style-name="P2">A utiliser systématiquement pour conserver l'original sur lequel on envisage éventuellement de retravailler</text:p>
        </text:list-item>
        <text:list-item>
          <text:p text:style-name="P2"><text:span text:style-name="T1">.png</text:span> : format open source compression sans perte, moins lourd que .tif, devient le standard, compatibilité ++</text:p>
        </text:list-item>
        <text:list-item>
          <text:p text:style-name="P2">.<text:span text:style-name="T1">tif</text:span> : format open source non compressé ou compression sans perte, compatibilité +++</text:p>
        </text:list-item>
        <text:list-item>
          <text:p text:style-name="P2">.bmp : très simple, sans aucune compression =&gt; gros fichiers, compatibilité +++</text:p>
        </text:list-item>
        <text:list-item>
          <text:p text:style-name="P2">.gif : dépassé. Dans le domaine public. Seul intérêt : les animations.</text:p>
        </text:list-item>
        <text:list-item>
          <text:p text:style-name="P2">.psd (Adobe Photoshop), … </text:p>
        </text:list-item>
      </text:list>
      <text:h text:style-name="AC_5f_Titre4_5f_Num" text:outline-level="4">Bitmap compressé avec perte</text:h>
      <text:list xml:id="list180628601993443" text:continue-numbering="true" text:style-name="List_20_1">
        <text:list-item>
          <text:p text:style-name="P2"><text:span text:style-name="T1">.jpg</text:span> : format propriétaire, mais pas de pb de copyright jusqu'à présent. </text:p>
          <text:list>
            <text:list-item>
              <text:p text:style-name="P2">Taux de compression et qualité variable =&gt; si poids du fichier très critique, essayer différentes qualités. </text:p>
            </text:list-item>
            <text:list-item>
              <text:p text:style-name="P2"><text:soft-page-break/>Taille des fichiers un peu à beaucoup plus petite que .png. </text:p>
            </text:list-item>
            <text:list-item>
              <text:p text:style-name="P2">Bien pour les photos, mais à éviter pour les textes écrits.</text:p>
            </text:list-item>
            <text:list-item>
              <text:p text:style-name="P2">La perte est irréversible et cumulative si on retravaille l'image =&gt; conserver un original sans perte</text:p>
            </text:list-item>
          </text:list>
        </text:list-item>
      </text:list>
      <text:h text:style-name="AC_5f_Titre4_5f_Num" text:outline-level="4">En pratique </text:h>
      <text:list xml:id="list180627882656594" text:continue-numbering="true" text:style-name="List_20_1">
        <text:list-item>
          <text:p text:style-name="P6">Privilégier .png, sauf pour les photos sans texte </text:p>
        </text:list-item>
        <text:list-item>
          <text:p text:style-name="P2">pour photos sans texte : image finale en .jpg, mais conserver un original en .png ou .tif</text:p>
        </text:list-item>
      </text:list>
      <text:p text:style-name="P1"><text:span text:style-name="Emphasis">Pour une même taille de fichier (en Mo), une photo compressée avec perte (.jpg) sera toujours meilleure qu'une photo sans perte (.tif) de définition plus faible (en pixels).</text:span></text:p>
      <text:h text:style-name="AC_5f_Titre3_5f_Num" text:outline-level="3">Choix de la définition : </text:h>
      <text:p text:style-name="AC_5f_standard">Dépend : </text:p>
      <text:list xml:id="list180627996265589" text:continue-numbering="true" text:style-name="List_20_1">
        <text:list-item>
          <text:p text:style-name="P2">de la dimension de l'image finale : <text:line-break/>=&gt; Etape 1 : redimensionner l'image à la taille d'utilisation (cm x cm) sur le support final d'utilisation</text:p>
        </text:list-item>
        <text:list-item>
          <text:p text:style-name="P2">du type de support final :<text:line-break/>=&gt; Etape 2 : régler la définition de l'image</text:p>
          <text:list>
            <text:list-item>
              <text:p text:style-name="P3">pour un document internet :<text:tab/>72 à 96 pixels/inch</text:p>
            </text:list-item>
            <text:list-item>
              <text:p text:style-name="P3">pour un document imprimé (ou pdf) :<text:tab/>200 à 300 pixels/inch</text:p>
            </text:list-item>
            <text:list-item>
              <text:p text:style-name="P3">pour un document de très haute qualité (photo de microscopie,...) :<text:tab/>max 600 pixels/inch.</text:p>
            </text:list-item>
          </text:list>
        </text:list-item>
      </text:list>
      <text:h text:style-name="AC_5f_Titre2_5f_Num" text:outline-level="2">Images vectorielles</text:h>
      <text:p text:style-name="AC_5f_standard">Le choix se fait uniquement entre différents formats (correspondant à différents logiciels) : </text:p>
      <text:list xml:id="list180628725642076" text:continue-numbering="true" text:style-name="List_20_1">
        <text:list-item>
          <text:p text:style-name="P2"><text:span text:style-name="T1">.svg</text:span> : LE standard open-source international, utilisé nativement par certains logiciels</text:p>
        </text:list-item>
        <text:list-item>
          <text:p text:style-name="P2">. ai. : format propriétaire (Adobe Illustrator)</text:p>
        </text:list-item>
        <text:list-item>
          <text:p text:style-name="P2">nombreux autres formats propriétaires</text:p>
        </text:list-item>
        <text:list-item>
          <text:p text:style-name="P2"><text:span text:style-name="T1">.pdf </text:span>(format propriétaire Adobe) : </text:p>
          <text:list>
            <text:list-item>
              <text:p text:style-name="P2">les schémas (et le texte) des fichiers .pdf sont vectoriels </text:p>
            </text:list-item>
            <text:list-item>
              <text:p text:style-name="P2">mais on peut inclure des images bitmap</text:p>
            </text:list-item>
          </text:list>
        </text:list-item>
      </text:list>
      <text:p text:style-name="AC_5f_standard"/>
      <text:h text:style-name="AC_5f_Titre1_5f_Num" text:outline-level="1">Quels logiciels utiliser ?</text:h>
      <text:h text:style-name="AC_5f_Titre2_5f_Num" text:outline-level="2">Open source ou propriétaire ?</text:h>
      <text:h text:style-name="AC_5f_Titre3_5f_Num" text:outline-level="3">Avantage de l'open source :</text:h>
      <text:list xml:id="list180627484837302" text:continue-numbering="true" text:style-name="List_20_1">
        <text:list-item>
          <text:p text:style-name="P2">gratuité</text:p>
        </text:list-item>
        <text:list-item>
          <text:p text:style-name="P2">garantie de la <text:span text:style-name="T2">pérennité</text:span> des outils <text:line-break/>(pas de politique commerciale de rupture de compatibilité, pas de faillite!)</text:p>
        </text:list-item>
        <text:list-item>
          <text:p text:style-name="P2">respect strict des formats normalisés internationaux open-source <text:line-break/>=&gt; garantie de compatibilité parfaite</text:p>
        </text:list-item>
        <text:list-item>
          <text:p text:style-name="P2">qualité des logiciels (en terme de fiabilité, plantages,...)</text:p>
        </text:list-item>
      </text:list>
      <text:h text:style-name="AC_5f_Titre3_5f_Num" text:outline-level="3">Avantages de logiciels propriétaires : </text:h>
      <text:list xml:id="list180627490833405" text:continue-numbering="true" text:style-name="List_20_1">
        <text:list-item>
          <text:p text:style-name="P2">parfois (pas toujours) plus riches en fonctionnalités et meilleure ergonomie</text:p>
        </text:list-item>
      </text:list>
      <text:h text:style-name="AC_5f_Titre2_5f_Num" text:outline-level="2">Logiciels Bitmap</text:h>
      <text:h text:style-name="AC_5f_Titre3_5f_Num" text:outline-level="3">Open-Source : </text:h>
      <text:list xml:id="list180628554679057" text:continue-numbering="true" text:style-name="List_20_1">
        <text:list-item>
          <text:p text:style-name="P2">The Gimp : ~ aussi puissant que Photoshop, </text:p>
        </text:list-item>
        <text:list-item>
          <text:p text:style-name="P2">Sur Mac : Seashore : moins puissant, facile d'utilisation</text:p>
        </text:list-item>
      </text:list>
      <text:h text:style-name="AC_5f_Titre3_5f_Num" text:outline-level="3">Propriétaire : </text:h>
      <text:list xml:id="list180628122399122" text:continue-numbering="true" text:style-name="List_20_1">
        <text:list-item>
          <text:p text:style-name="P2">Adobe Photoshop (version étudiant : 240 €) : un peu plus ergonomique que The Gimp</text:p>
        </text:list-item>
        <text:list-item>
          <text:p text:style-name="P2">Autres…</text:p>
        </text:list-item>
      </text:list>
      <text:h text:style-name="AC_5f_Titre2_5f_Num" text:outline-level="2">Logiciels vectoriels</text:h>
      <text:h text:style-name="AC_5f_Titre3_5f_Num" text:outline-level="3">Open-Source : </text:h>
      <text:list xml:id="list180628820103848" text:continue-numbering="true" text:style-name="List_20_1">
        <text:list-item>
          <text:p text:style-name="P2">Inkscape (nécessite X11 sur Mac) : la<text:span text:style-name="T2">r</text:span>gement assez puissant, s'améliore d'année en année. Intuitif.</text:p>
        </text:list-item>
      </text:list>
      <text:h text:style-name="AC_5f_Titre3_5f_Num" text:outline-level="3">Propriétaire : </text:h>
      <text:list xml:id="list180629152560227" text:continue-numbering="true" text:style-name="List_20_1">
        <text:list-item>
          <text:p text:style-name="P2"><text:soft-page-break/>Adobe Illustrator (version étudiant : 240 €) : plus puissant, mais prise en main difficile et laborieuse!</text:p>
        </text:list-item>
      </text:list>
      <text:h text:style-name="AC_5f_Titre3_5f_Num" text:outline-level="3">Logiciels de traitement de texte/présentation permettant de faire du dessin vectoriel (beaucoup moins performant) :</text:h>
      <text:h text:style-name="AC_5f_Titre4_5f_Num" text:outline-level="4">Open-Source : </text:h>
      <text:list xml:id="list180627392955468" text:continue-numbering="true" text:style-name="List_20_1">
        <text:list-item>
          <text:p text:style-name="P2">LibreOffice (successeur de OpenOffice, composants Présentation et Dessin),</text:p>
        </text:list-item>
        <text:list-item>
          <text:p text:style-name="P2">Sur Mac : NeoOffice : une version OpenOffice un peu plus lente, mais d'un peu meilleure qualité. Gratuit, sauf toute dernière version = 7€</text:p>
        </text:list-item>
      </text:list>
      <text:h text:style-name="AC_5f_Titre4_5f_Num" text:outline-level="4">Propriétaire : </text:h>
      <text:list xml:id="list180627768636262" text:continue-numbering="true" text:style-name="List_20_1">
        <text:list-item>
          <text:p text:style-name="P2">Microsoft Powerpoint</text:p>
        </text:list-item>
        <text:list-item>
          <text:p text:style-name="P2">Autres...</text:p>
        </text:list-item>
      </text:list>
      <text:h text:style-name="AC_5f_Titre1_5f_Num" text:outline-level="1">Insérer et contrôler précisément la position d'une image dans LibreOffice</text:h>
      <text:h text:style-name="AC_5f_Titre2_5f_Num" text:outline-level="2">insérer l'image</text:h>
      <text:list xml:id="list180629020614310" text:continue-numbering="true" text:style-name="List_20_1">
        <text:list-item>
          <text:p text:style-name="P2">Placer le curseur là ou l'image doit se trouver</text:p>
        </text:list-item>
        <text:list-item>
          <text:p text:style-name="P2"><text:span text:style-name="AC_5f_Code_5f_Informatique">Insertion → Image → A partir d'un fichier</text:span>, puis choisir le fichier image</text:p>
        </text:list-item>
      </text:list>
      <text:h text:style-name="AC_5f_Titre2_5f_Num" text:outline-level="2">Contrôler précisément la position des images</text:h>
      <text:list xml:id="list180628320623210" text:continue-numbering="true" text:style-name="List_20_1">
        <text:list-item>
          <text:p text:style-name="P2">Sélectionner l'image</text:p>
        </text:list-item>
        <text:list-item>
          <text:p text:style-name="P2"><text:span text:style-name="AC_5f_Code_5f_Informatique">Clic droit sur l'image → Ancrage → Comme caractère</text:span> : l'image est alors inséré dans une ligne de texte, et ne bouge plus par rapport à lui. On peut régler sa position sur cette ligne en ajoutant des espaces, en modifiant l'alignement, les retraits et espacements,...</text:p>
        </text:list-item>
      </text:list>
      <text:h text:style-name="AC_5f_Titre2_5f_Num" text:outline-level="2">Redimensionner l'image : </text:h>
      <text:list xml:id="list180628839959893" text:continue-numbering="true" text:style-name="List_20_1">
        <text:list-item>
          <text:p text:style-name="P2">Sélectionner l'image</text:p>
        </text:list-item>
        <text:list-item>
          <text:p text:style-name="P2">Faire glisser un coin avec la souris, en maintenant la touche Maj appuyée pour conserver le rapport hauteur/larg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3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3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3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C_5f_Titre" style:display-name="AC_Titre" style:family="paragraph" style:next-style-name="AC_5f_standard" style:master-page-name="">
      <style:paragraph-properties fo:margin-top="0.199cm" fo:margin-bottom="0.3cm" style:contextual-spacing="false" fo:text-align="center" style:justify-single-word="false" style:page-number="auto" fo:background-color="#ccccff" fo:padding="0.15cm" fo:border="0.99pt solid #000000" style:shadow="none">
        <style:tab-stops/>
        <style:background-image/>
      </style:paragraph-properties>
      <style:text-properties fo:color="#333333" style:font-name="Arial1" fo:font-family="Arial" style:font-style-name="Normal" style:font-family-generic="swiss" style:font-pitch="variable" fo:font-size="20pt" fo:font-weight="bold" fo:background-color="transparent" style:font-size-asian="10.5pt"/>
    </style:style>
    <style:style style:name="AC_5f_Titre1_5f_Num" style:display-name="AC_Titre1_Num" style:family="paragraph" style:next-style-name="AC_5f_standard" style:default-outline-level="1" style:master-page-name="">
      <style:paragraph-properties fo:margin-top="0.3cm" fo:margin-bottom="0.101cm" style:contextual-spacing="false" style:page-number="auto" fo:background-color="transparent" style:shadow="none">
        <style:tab-stops/>
        <style:background-image/>
      </style:paragraph-properties>
      <style:text-properties fo:color="#333333" style:font-name="Arial2" fo:font-family="Arial" style:font-style-name="Gras" style:font-family-generic="swiss" style:font-pitch="variable" fo:font-size="18pt" style:text-underline-style="solid" style:text-underline-width="bold" style:text-underline-color="font-color" fo:font-weight="bold" style:font-size-asian="10.5pt"/>
    </style:style>
    <style:style style:name="AC_5f_Titre2_5f_Num" style:display-name="AC_Titre2_Num" style:family="paragraph" style:parent-style-name="AC_5f_Titre1_5f_Num" style:next-style-name="AC_5f_standard" style:default-outline-level="2" style:master-page-name="">
      <style:paragraph-properties fo:margin-top="0.199cm" fo:margin-bottom="0.101cm" style:contextual-spacing="false" style:page-number="auto" fo:background-color="transparent" style:shadow="none">
        <style:tab-stops/>
        <style:background-image/>
      </style:paragraph-properties>
      <style:text-properties fo:font-size="15pt" fo:font-style="italic" style:text-underline-style="solid" style:text-underline-width="auto" style:text-underline-color="font-color" style:font-size-asian="10.5pt"/>
    </style:style>
    <style:style style:name="AC_5f_Titre3_5f_Num" style:display-name="AC_Titre3_Num" style:family="paragraph" style:parent-style-name="AC_5f_Titre2_5f_Num" style:next-style-name="AC_5f_standard" style:default-outline-level="3" style:master-page-name="">
      <style:paragraph-properties fo:margin-top="0.12cm" fo:margin-bottom="0.049cm" style:contextual-spacing="false" style:page-number="auto" fo:background-color="transparent">
        <style:background-image/>
      </style:paragraph-properties>
      <style:text-properties fo:color="#4c4c4c" fo:font-size="13pt" fo:font-style="normal" style:text-underline-style="none" style:font-size-asian="10.5pt"/>
    </style:style>
    <style:style style:name="AC_5f_Titre4_5f_Num" style:display-name="AC_Titre4_Num" style:family="paragraph" style:parent-style-name="AC_5f_Titre3_5f_Num" style:next-style-name="AC_5f_standard" style:default-outline-level="4" style:master-page-name="">
      <style:paragraph-properties fo:margin-top="0.079cm" fo:margin-bottom="0.03cm" style:contextual-spacing="false" style:page-number="auto" fo:background-color="transparent">
        <style:background-image/>
      </style:paragraph-properties>
      <style:text-properties fo:font-size="12pt" fo:font-style="italic" style:font-size-asian="10.5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C_5f_Titre5_5f_Num" style:display-name="AC_Titre5_Num" style:family="paragraph" style:parent-style-name="AC_5f_Titre4_5f_Num" style:next-style-name="AC_5f_standard" style:default-outline-level="5" style:master-page-name="">
      <style:paragraph-properties fo:margin-top="0.049cm" fo:margin-bottom="0.019cm" style:contextual-spacing="false" style:page-number="auto" fo:background-color="transparent" style:shadow="none">
        <style:tab-stops/>
        <style:background-image/>
      </style:paragraph-properties>
      <style:text-properties fo:font-size="11pt" fo:font-style="normal" style:font-size-asian="10.5pt"/>
    </style:style>
    <style:style style:name="AC_5f_standard" style:display-name="AC_standard" style:family="paragraph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1" fo:font-family="Arial" style:font-style-name="Normal" style:font-family-generic="swiss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rop_20_Caps" style:display-name="Drop Caps" style:family="text"/>
    <style:style style:name="AC_5f_Code_5f_Informatique" style:display-name="AC_Code_Informatique" style:family="text">
      <style:text-properties fo:color="#000080" style:font-name="Verdana" fo:font-family="Verdana" style:font-style-name="Gras" style:font-family-generic="swiss" style:font-pitch="variable" fo:font-size="10pt" fo:font-weight="bold" fo:background-color="#ccccff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</text:outline-level-style>
      <text:outline-level-style text:level="5" style:num-prefix="●" style:num-format="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</text:outline-level-style>
      <text:outline-level-style text:level="6" text:style-name="Bullet_20_Symbols" style:num-format="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outline-level-style>
      <text:outline-level-style text:level="7" text:style-name="Bullet_20_Symbols" style:num-format="">
        <style:list-level-properties text:list-level-position-and-space-mode="label-alignment">
          <style:list-level-label-alignment text:label-followed-by="listtab" text:list-tab-stop-position="2.799cm" fo:text-indent="-2.799cm" fo:margin-left="2.799cm"/>
        </style:list-level-properties>
      </text:outline-level-style>
      <text:outline-level-style text:level="8" text:style-name="Bullet_20_Symbols" style:num-format="">
        <style:list-level-properties text:list-level-position-and-space-mode="label-alignment">
          <style:list-level-label-alignment text:label-followed-by="listtab" text:list-tab-stop-position="3.2cm" fo:text-indent="-3.2cm" fo:margin-left="3.2cm"/>
        </style:list-level-properties>
      </text:outline-level-style>
      <text:outline-level-style text:level="9" text:style-name="Bullet_20_Symbols" style:num-format="">
        <style:list-level-properties text:list-level-position-and-space-mode="label-alignment">
          <style:list-level-label-alignment text:label-followed-by="listtab" text:list-tab-stop-position="3.6cm" fo:text-indent="-3.6cm" fo:margin-left="3.6cm"/>
        </style:list-level-properties>
      </text:outline-level-style>
      <text:outline-level-style text:level="10" text:style-name="Bullet_20_Symbols" style:num-format="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C_5f_Numérotation1" style:display-name="AC_Numérotation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1.499cm" fo:text-indent="-0.6cm" fo:margin-left="1.499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15cm" fo:text-indent="-0.45cm" fo:margin-left="2.1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399cm" fo:margin-left="2.4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9cm" fo:text-indent="-0.4cm" fo:margin-left="2.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351cm" fo:margin-left="3.251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49cm" fo:text-indent="-0.349cm" fo:margin-left="3.649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8T14:30:31</meta:creation-date>
    <dc:date>2013-11-12T18:06:26.968032000</dc:date>
    <meta:editing-duration>PT18H10M47S</meta:editing-duration>
    <meta:editing-cycles>16</meta:editing-cycles>
    <meta:generator>LibreOffice/4.1.3.2$MacOSX_x86 LibreOffice_project/70feb7d99726f064edab4605a8ab840c50ec57a</meta:generator>
    <meta:document-statistic meta:table-count="0" meta:image-count="0" meta:object-count="0" meta:page-count="3" meta:paragraph-count="100" meta:word-count="991" meta:character-count="5910" meta:non-whitespace-character-count="5084"/>
  </office:meta>
</office:document-meta>
</file>